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101cm" table:align="margins" fo:keep-with-next="auto" style:may-break-between-rows="true"/>
    </style:style>
    <style:style style:name="listeRentes.A" style:family="table-column">
      <style:table-column-properties style:column-width="5.101cm" style:rel-column-width="19551*"/>
    </style:style>
    <style:style style:name="listeRentes.B" style:family="table-column">
      <style:table-column-properties style:column-width="8.761cm" style:rel-column-width="33573*"/>
    </style:style>
    <style:style style:name="listeRentes.C" style:family="table-column">
      <style:table-column-properties style:column-width="1.042cm" style:rel-column-width="3998*"/>
    </style:style>
    <style:style style:name="listeRentes.D" style:family="table-column">
      <style:table-column-properties style:column-width="2.196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101cm" table:align="margins" fo:keep-with-next="always" style:may-break-between-rows="false"/>
    </style:style>
    <style:style style:name="versement.A" style:family="table-column">
      <style:table-column-properties style:column-width="2.208cm" style:rel-column-width="8466*"/>
    </style:style>
    <style:style style:name="versement.B" style:family="table-column">
      <style:table-column-properties style:column-width="7.267cm" style:rel-column-width="27847*"/>
    </style:style>
    <style:style style:name="versement.C" style:family="table-column">
      <style:table-column-properties style:column-width="7.625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103cm" fo:margin-left="0cm" fo:margin-right="-0.002cm" table:align="margins"/>
    </style:style>
    <style:style style:name="titulaire.A" style:family="table-column">
      <style:table-column-properties style:column-width="2.203cm" style:rel-column-width="8445*"/>
    </style:style>
    <style:style style:name="titulaire.B" style:family="table-column">
      <style:table-column-properties style:column-width="7.262cm" style:rel-column-width="27830*"/>
    </style:style>
    <style:style style:name="titulaire.C" style:family="table-column">
      <style:table-column-properties style:column-width="7.636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1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898cm" style:rel-column-width="53210*"/>
    </style:style>
    <style:style style:name="baseCalcul.B" style:family="table-column">
      <style:table-column-properties style:column-width="1.044cm" style:rel-column-width="4001*"/>
    </style:style>
    <style:style style:name="baseCalcul.C" style:family="table-column">
      <style:table-column-properties style:column-width="2.175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101cm" table:align="margins" fo:keep-with-next="always" style:may-break-between-rows="false"/>
    </style:style>
    <style:style style:name="decompte.A" style:family="table-column">
      <style:table-column-properties style:column-width="8.276cm" style:rel-column-width="31716*"/>
    </style:style>
    <style:style style:name="decompte.B" style:family="table-column">
      <style:table-column-properties style:column-width="2.503cm" style:rel-column-width="9595*"/>
    </style:style>
    <style:style style:name="decompte.C" style:family="table-column">
      <style:table-column-properties style:column-width="0.213cm" style:rel-column-width="816*"/>
    </style:style>
    <style:style style:name="decompte.D" style:family="table-column">
      <style:table-column-properties style:column-width="0.984cm" style:rel-column-width="3774*"/>
    </style:style>
    <style:style style:name="decompte.E" style:family="table-column">
      <style:table-column-properties style:column-width="1.677cm" style:rel-column-width="6426*"/>
    </style:style>
    <style:style style:name="decompte.H" style:family="table-column">
      <style:table-column-properties style:column-width="2.249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101cm" table:align="margins" fo:keep-with-next="always"/>
    </style:style>
    <style:style style:name="Table1.A" style:family="table-column">
      <style:table-column-properties style:column-width="7.054cm" style:rel-column-width="27031*"/>
    </style:style>
    <style:style style:name="Table1.B" style:family="table-column">
      <style:table-column-properties style:column-width="10.047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101cm" table:align="margins" fo:keep-with-next="always" style:may-break-between-rows="false"/>
    </style:style>
    <style:style style:name="annexesCopies.A" style:family="table-column">
      <style:table-column-properties style:column-width="1.704cm" style:rel-column-width="6528*"/>
    </style:style>
    <style:style style:name="annexesCopies.B" style:family="table-column">
      <style:table-column-properties style:column-width="0.372cm" style:rel-column-width="1428*"/>
    </style:style>
    <style:style style:name="annexesCopies.C" style:family="table-column">
      <style:table-column-properties style:column-width="15.025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style:font-size-asian="11pt" style:font-size-complex="11pt"/>
    </style:style>
    <style:style style:name="P3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3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47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8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%#include enTetesDecisionRente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2"><text:span text:style-name="T2">%{HEADER_ROWS:0}%</text:span>%{enTeteRA}%#4#%=texteDebutRentes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Remarque}%#4#%=valeurRemarque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Donnees}%%=nssAssure=%</text:p>
          </table:table-cell>
          <table:table-cell table:style-name="listeRentes.A1" office:value-type="string">
            <text:p text:style-name="P42">%{ligneDonnees}%%=detailAssure=%</text:p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GenreRente}%%=dateNaissance=%</text:p>
          </table:table-cell>
          <table:table-cell table:style-name="listeRentes.A1" office:value-type="string">
            <text:p text:style-name="P42">%{ligneGenreRente}%%=genreRente=%</text:p>
          </table:table-cell>
          <table:table-cell table:style-name="listeRentes.A1" office:value-type="string">
            <text:p text:style-name="P42">%=CHF=%</text:p>
          </table:table-cell>
          <table:table-cell table:style-name="listeRentes.A1" office:value-type="string">
            <text:p text:style-name="P43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2">%{ligneTotal}%%=VIDE=%</text:p>
          </table:table-cell>
          <table:table-cell table:style-name="listeRentes.A1" office:value-type="string">
            <text:p text:style-name="P42">%{ligneTotal}%%=TEXTE_TOTAL=%</text:p>
          </table:table-cell>
          <table:table-cell table:style-name="listeRentes.C5" office:value-type="string">
            <text:p text:style-name="P42">%=CHF=%</text:p>
          </table:table-cell>
          <table:table-cell table:style-name="listeRentes.C5" office:value-type="string">
            <text:p text:style-name="P43">%{ligneTotal}%%=montantTotal=%</text:p>
          </table:table-cell>
        </table:table-row>
      </table:table>
      <text:p text:style-name="P13"/>
      <text:p text:style-name="P18">%=remLineWhenBlank(TITRE_VERSEMENT, 1)=%</text:p>
      <text:p text:style-name="P39"/>
      <text:p text:style-name="P39">%=remLineWhenBlank(TEXTE_VERSEMENT, 1)=%</text:p>
      <text:p text:style-name="P39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1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1">%{par}%%=caisseAdr=%</text:p>
          </table:table-cell>
          <table:table-cell table:style-name="versement.A1" office:value-type="string">
            <text:p text:style-name="P41"/>
            <text:p text:style-name="P41"/>
          </table:table-cell>
        </table:table-row>
        <table:table-row table:style-name="versement.1">
          <table:table-cell table:style-name="versement.A1" office:value-type="string">
            <text:p text:style-name="P41">%{a}%%=TEXTE_A=%</text:p>
          </table:table-cell>
          <table:table-cell table:style-name="versement.A1" office:value-type="string">
            <text:p text:style-name="P41">%{a}%%=nomBanque=%</text:p>
          </table:table-cell>
          <table:table-cell table:style-name="versement.A1" office:value-type="string">
            <text:p text:style-name="P41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8">%{HEADER_ROWS:0}%<text:span text:style-name="T9">%{RM_IF_NO_DATA:true}</text:span>%%{tit}%</text:p>
          </table:table-cell>
          <table:table-cell table:style-name="titulaire.A1" office:value-type="string">
            <text:p text:style-name="P41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1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4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0448277" text:style-name="L1">
              <text:list-item>
                <text:p text:style-name="P46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1">%=CHF=%</text:p>
          </table:table-cell>
          <table:table-cell table:style-name="baseCalcul.A1" office:value-type="string">
            <text:p text:style-name="P33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5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6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29">%{lignePeriode}%%=nbMois=%</text:p>
          </table:table-cell>
          <table:table-cell table:style-name="decompte.A1" office:value-type="string">
            <text:p text:style-name="P44"/>
          </table:table-cell>
          <table:table-cell table:style-name="decompte.A1" office:value-type="string">
            <text:p text:style-name="P37">%{lignePeriode}%%=CHF=%</text:p>
          </table:table-cell>
          <table:table-cell table:style-name="decompte.A1" office:value-type="string">
            <text:p text:style-name="P45">%{lignePeriode}%%=montantMensuel=%</text:p>
          </table:table-cell>
          <table:table-cell table:style-name="decompte.A1" office:value-type="string">
            <text:p text:style-name="P37"/>
          </table:table-cell>
          <table:table-cell table:style-name="decompte.A1" office:value-type="string">
            <text:p text:style-name="P37">%=CHF=%</text:p>
          </table:table-cell>
          <table:table-cell table:style-name="decompte.A1" office:value-type="string">
            <text:p text:style-name="P37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2">%{lignePreTotal}%#2#%=TEXTE_TOT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2" office:value-type="string">
            <text:p text:style-name="P34">%=CHF=%</text:p>
          </table:table-cell>
          <table:table-cell table:style-name="decompte.G2" office:value-type="string">
            <text:p text:style-name="P34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2">%{ligneVide}%#4#%=VIDE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4"/>
          </table:table-cell>
        </table:table-row>
        <table:table-row table:style-name="decompte.1">
          <table:table-cell table:style-name="decompte.A1" office:value-type="string">
            <text:p text:style-name="P32">%{ligneSupp}%#2#%=detailDiminution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>%=CHF=%</text:p>
          </table:table-cell>
          <table:table-cell table:style-name="decompte.A1" office:value-type="string">
            <text:p text:style-name="P34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8"><text:span text:style-name="T1">%{ligneTotalFinal}%#2#</text:span>%=TEXTE_TOT_FIN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5" office:value-type="string">
            <text:p text:style-name="P34">%=CHF=%</text:p>
          </table:table-cell>
          <table:table-cell table:style-name="decompte.G5" office:value-type="string">
            <text:p text:style-name="P30">%{ligneTotalFinal}%%=montantTotalFinal=%</text:p>
          </table:table-cell>
        </table:table-row>
      </table:table>
      <text:p text:style-name="P20"/>
      <text:p text:style-name="P16">%=remLineWhenBlank(TITRE_REMARQUE,1)=%</text:p>
      <text:p text:style-name="P26"/>
      <text:p text:style-name="P25">%=remLineWhenBlank(TEXTE_REMARQUE_1,1)=%%=EMPTY=%<text:span text:style-name="T10">%=TEXTE_REMARQUE_4_INDICE=%</text:span> %=TEXTE_REMARQUE_3=%<text:span text:style-name="T10">%=TEXTE_REMARQUE_4_INDICE=%</text:span> %=TEXTE_REMARQUE_5=%</text:p>
      <text:p text:style-name="P26"/>
      <text:p text:style-name="P25">%=remLineWhenBlank(TEXTE_REMARQUE,1)=%</text:p>
      <text:p text:style-name="P11"/>
      <text:p text:style-name="P16">%=remLineWhenBlank(TITRE_INFORMATION,1)=%</text:p>
      <text:p text:style-name="P26"/>
      <text:p text:style-name="P25">%=remLineWhenBlank(TEXTE_INFORMATION,1)=%</text:p>
      <text:p text:style-name="P12"/>
      <text:p text:style-name="P16">%=remLineWhenBlank(TITRE_OBLIGATION_PAYER_COTISATIONS,1)=%</text:p>
      <text:p text:style-name="P26"/>
      <text:p text:style-name="P25">%=remLineWhenBlank(TEXTE_OBLIGATION_PAYER_COTISATIONS,1)=%</text:p>
      <text:p text:style-name="P12"/>
      <text:p text:style-name="P16">%=remLineWhenBlank(TITRE_MOYENS_DROIT,1)=%</text:p>
      <text:p text:style-name="P26"/>
      <text:p text:style-name="P25">%=remLineWhenBlank(TEXTE_MOYENS_DROIT,1)=%</text:p>
      <text:p text:style-name="P11"/>
      <text:p text:style-name="P16">%=remLineWhenBlank(TITRE_OBLIGATION_RENSEIGNER,1)=%</text:p>
      <text:p text:style-name="P25"/>
      <text:p text:style-name="P25">%=remLineWhenBlank(TEXTE_DEBUT_OBLIGATION_RENSEIGNER,1)=%</text:p>
      <text:p text:style-name="P12"/>
      <text:list xml:id="list30458363" text:style-name="L2">
        <text:list-item>
          <text:p text:style-name="P48">%=remLineWhenBlank(OBLIGATION_PAYER_1)=%</text:p>
        </text:list-item>
        <text:list-item>
          <text:p text:style-name="P48">%=remLineWhenBlank(OBLIGATION_PAYER_2)=%</text:p>
        </text:list-item>
        <text:list-item>
          <text:p text:style-name="P48">%=remLineWhenBlank(OBLIGATION_PAYER_3)=%</text:p>
        </text:list-item>
        <text:list-item>
          <text:p text:style-name="P48">%=remLineWhenBlank(OBLIGATION_PAYER_4)=%</text:p>
        </text:list-item>
        <text:list-item>
          <text:p text:style-name="P48">%=remLineWhenBlank(OBLIGATION_PAYER_5)=%</text:p>
        </text:list-item>
        <text:list-item>
          <text:p text:style-name="P49">%=remLineWhenBlank(OBLIGATION_PAYER_6)=%</text:p>
        </text:list-item>
        <text:list-item>
          <text:p text:style-name="P50"><text:soft-page-break/>%=remLineWhenBlank(OBLIGATION_PAYER_7,1)=%</text:p>
        </text:list-item>
      </text:list>
      <text:p text:style-name="P25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7">%=TEXTE_SIGNATURE=%</text:p>
            <text:p text:style-name="P9">%=remLineWhenBlank(AVIS_VAL_SANS_SIGN)=%</text:p>
          </table:table-cell>
        </table:table-row>
      </table:table>
      <text:p text:style-name="P23">%=pushToEnd()=%</text:p>
      <text:p text:style-name="P6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2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2">:</text:p>
          </table:table-cell>
          <table:table-cell table:style-name="annexesCopies.A1" office:value-type="string">
            <text:p text:style-name="P32">%=VALEUR_ANNEXE_COPIE=%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2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3cm" fo:margin-bottom="0.499cm" fo:margin-left="2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09-03T10:29:26</dc:date>
    <meta:printed-by>Hervé Périat</meta:printed-by>
    <meta:print-date>2008-10-01T15:11:18</meta:print-date>
    <dc:language>en-US</dc:language>
    <meta:editing-cycles>239</meta:editing-cycles>
    <meta:editing-duration>P1DT3H23M17S</meta:editing-duration>
    <meta:document-statistic meta:table-count="7" meta:image-count="0" meta:object-count="0" meta:page-count="3" meta:paragraph-count="77" meta:word-count="98" meta:character-count="2674"/>
    <meta:user-defined meta:name="Info 1"/>
    <meta:user-defined meta:name="Info 2"/>
    <meta:user-defined meta:name="Info 3"/>
    <meta:user-defined meta:name="Info 4"/>
  </office:meta>
</office:document-meta>
</file>